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domHandlerIntegrationTests.random( HttpServer http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ndomHandler.handle(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andomHandler.multipleChu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ndomHandlerIntegrationTests.random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ndomHandlerIntegrationTests.createHttp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domHandler.randomBuff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